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3.703cm" table:align="left"/>
    </style:style>
    <style:style style:name="Tabla1.A" style:family="table-column">
      <style:table-column-properties style:column-width="1.808cm"/>
    </style:style>
    <style:style style:name="Tabla1.B" style:family="table-column">
      <style:table-column-properties style:column-width="14.487cm"/>
    </style:style>
    <style:style style:name="Tabla1.C" style:family="table-column">
      <style:table-column-properties style:column-width="4.21cm"/>
    </style:style>
    <style:style style:name="Tabla1.D" style:family="table-column">
      <style:table-column-properties style:column-width="3.198cm"/>
    </style:style>
    <style:style style:name="Tabla1.1" style:family="table-row">
      <style:table-row-properties style:min-row-height="0.6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0.503cm"/>
    </style:style>
    <style:style style:name="Tabla1.A2" style:family="table-cell">
      <style:table-cell-properties style:vertical-align="middle" fo:padding="0.049cm" fo:border="none"/>
    </style:style>
    <style:style style:name="Tabla3" style:family="table">
      <style:table-properties style:width="24.1cm" fo:margin-left="-1.03cm" table:align="left"/>
    </style:style>
    <style:style style:name="Tabla3.A" style:family="table-column">
      <style:table-column-properties style:column-width="2.602cm"/>
    </style:style>
    <style:style style:name="Tabla3.B" style:family="table-column">
      <style:table-column-properties style:column-width="11.709cm"/>
    </style:style>
    <style:style style:name="Tabla3.C" style:family="table-column">
      <style:table-column-properties style:column-width="2.094cm"/>
    </style:style>
    <style:style style:name="Tabla3.D" style:family="table-column">
      <style:table-column-properties style:column-width="2.096cm"/>
    </style:style>
    <style:style style:name="Tabla3.E" style:family="table-column">
      <style:table-column-properties style:column-width="5.6cm"/>
    </style:style>
    <style:style style:name="Tabla3.1" style:family="table-row">
      <style:table-row-properties style:row-height="0.508cm"/>
    </style:style>
    <style:style style:name="Tabla3.A1" style:family="table-cell">
      <style:table-cell-properties style:vertical-align="middle" fo:padding="0.097cm" fo:border="none"/>
    </style:style>
    <style:style style:name="Tabla3.2" style:family="table-row">
      <style:table-row-properties style:min-row-height="0.589cm"/>
    </style:style>
    <style:style style:name="Tabla3.A2" style:family="table-cell">
      <style:table-cell-properties style:vertical-align="middle" fo:padding-left="0.101cm" fo:padding-right="0cm" fo:padding-top="0.049cm" fo:padding-bottom="0cm" fo:border="none"/>
    </style:style>
    <style:style style:name="Tabla2" style:family="table">
      <style:table-properties style:width="24.121cm" fo:margin-left="0cm" fo:margin-right="0cm" table:align="margins"/>
    </style:style>
    <style:style style:name="Tabla2.A" style:family="table-column">
      <style:table-column-properties style:column-width="1.699cm" style:rel-column-width="4615*"/>
    </style:style>
    <style:style style:name="Tabla2.B" style:family="table-column">
      <style:table-column-properties style:column-width="22.423cm" style:rel-column-width="60920*"/>
    </style:style>
    <style:style style:name="Tabla2.1" style:family="table-row">
      <style:table-row-properties style:min-row-height="0.7cm"/>
    </style:style>
    <style:style style:name="Tabla2.A1" style:family="table-cell">
      <style:table-cell-properties style:vertical-align="middle" fo:padding="0.097cm" fo:border="none"/>
    </style:style>
    <style:style style:name="Tabla4" style:family="table">
      <style:table-properties style:width="24.137cm" table:align="margins"/>
    </style:style>
    <style:style style:name="Tabla4.A" style:family="table-column">
      <style:table-column-properties style:column-width="17.309cm" style:rel-column-width="46996*"/>
    </style:style>
    <style:style style:name="Tabla4.B" style:family="table-column">
      <style:table-column-properties style:column-width="1.984cm" style:rel-column-width="5387*"/>
    </style:style>
    <style:style style:name="Tabla4.C" style:family="table-column">
      <style:table-column-properties style:column-width="4.844cm" style:rel-column-width="13152*"/>
    </style:style>
    <style:style style:name="Tabla4.1" style:family="table-row">
      <style:table-row-properties style:min-row-height="0.559cm"/>
    </style:style>
    <style:style style:name="Tabla4.A1" style:family="table-cell">
      <style:table-cell-properties style:vertical-align="middle" fo:padding="0.097cm" fo:border="none"/>
    </style:style>
    <style:style style:name="Tabla4.2" style:family="table-row">
      <style:table-row-properties style:min-row-height="0.011cm"/>
    </style:style>
    <style:style style:name="Tabla4.4" style:family="table-row">
      <style:table-row-properties style:min-row-height="0.005cm"/>
    </style:style>
    <style:style style:name="P1" style:family="paragraph" style:parent-style-name="Table_20_Contents">
      <style:paragraph-properties fo:margin-left="0cm" fo:margin-right="0.866cm" fo:text-indent="0cm" style:auto-text-indent="false" text:number-lines="false" text:line-number="0"/>
      <style:text-properties style:font-name="Arial" fo:font-size="9pt" fo:language="es" fo:country="ES" fo:font-weight="bold" officeooo:paragraph-rsid="00244232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margin-left="0cm" fo:margin-right="0.866cm" fo:text-indent="0cm" style:auto-text-indent="false" text:number-lines="false" text:line-number="0"/>
      <style:text-properties style:font-name="Arial" fo:font-size="9pt" fo:language="es" fo:country="ES" fo:font-weight="bold" officeooo:paragraph-rsid="002aa4ba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margin-left="0cm" fo:margin-right="0.866cm" fo:text-indent="0cm" style:auto-text-indent="false" text:number-lines="false" text:line-number="0"/>
      <style:text-properties style:font-name="Courier New" fo:font-size="9.5pt" fo:language="es" fo:country="ES" fo:font-weight="normal" officeooo:paragraph-rsid="0036987b" style:font-size-asian="9.5pt" style:font-weight-asian="normal" style:font-size-complex="9.5pt" style:font-weight-complex="normal"/>
    </style:style>
    <style:style style:name="P4" style:family="paragraph" style:parent-style-name="Table_20_Contents">
      <style:paragraph-properties fo:margin-left="0cm" fo:margin-right="0.866cm" fo:text-indent="0cm" style:auto-text-indent="false" text:number-lines="false" text:line-number="0"/>
      <style:text-properties style:font-name="Courier New" fo:font-size="9.5pt" fo:language="es" fo:country="ES" fo:font-weight="normal" officeooo:paragraph-rsid="007b1798" style:font-size-asian="9.5pt" style:font-weight-asian="normal" style:font-size-complex="9.5pt" style:font-weight-complex="normal"/>
    </style:style>
    <style:style style:name="P5" style:family="paragraph" style:parent-style-name="Table_20_Contents">
      <style:paragraph-properties fo:margin-left="0cm" fo:margin-right="0.866cm" fo:text-indent="0cm" style:auto-text-indent="false" text:number-lines="false" text:line-number="0"/>
      <style:text-properties style:font-name="Courier New" fo:font-size="9.5pt" fo:language="es" fo:country="ES" fo:font-weight="normal" officeooo:rsid="00244232" officeooo:paragraph-rsid="0037a9b0" style:font-size-asian="9.5pt" style:font-weight-asian="normal" style:font-size-complex="9.5pt" style:font-weight-complex="normal"/>
    </style:style>
    <style:style style:name="P6" style:family="paragraph" style:parent-style-name="Table_20_Contents">
      <style:paragraph-properties fo:margin-left="0cm" fo:margin-right="0.866cm" fo:text-indent="0cm" style:auto-text-indent="false" text:number-lines="false" text:line-number="0"/>
      <style:text-properties style:font-name="Courier New" fo:font-size="9.5pt" fo:language="es" fo:country="ES" fo:font-weight="normal" officeooo:paragraph-rsid="002b4c74" style:font-size-asian="9.5pt" style:font-weight-asian="normal" style:font-size-complex="9.5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officeooo:paragraph-rsid="00288c44" style:font-size-asian="10pt" style:font-weight-asian="normal" style:font-size-complex="10pt" style:font-weight-complex="normal"/>
    </style:style>
    <style:style style:name="P8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21c1da"/>
    </style:style>
    <style:style style:name="P9" style:family="paragraph" style:parent-style-name="Table_20_Contents">
      <style:text-properties style:font-name="Arial" fo:font-size="9pt" fo:language="es" fo:country="ES" fo:font-weight="bold" officeooo:paragraph-rsid="00288c44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9pt" fo:language="es" fo:country="ES" fo:font-weight="bold" officeooo:rsid="00188512" officeooo:paragraph-rsid="00288c44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0.33cm"/>
      <style:text-properties style:font-name="Arial" fo:font-size="9pt" fo:language="es" fo:country="ES" fo:font-weight="normal" officeooo:paragraph-rsid="007727fc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font-size="10pt" officeooo:rsid="002b4c74" officeooo:paragraph-rsid="005d85c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9.5pt" fo:language="es" fo:country="ES" fo:font-weight="normal" officeooo:rsid="00188512" officeooo:paragraph-rsid="00288c44" style:font-size-asian="9.5pt" style:font-weight-asian="normal" style:font-size-complex="9.5pt" style:font-weight-complex="normal"/>
    </style:style>
    <style:style style:name="P15" style:family="paragraph" style:parent-style-name="Text_20_body">
      <style:text-properties fo:font-size="19pt" style:font-size-asian="16.6000003814697pt" style:font-size-complex="19pt"/>
    </style:style>
    <style:style style:name="P16" style:family="paragraph" style:parent-style-name="Text_20_body">
      <style:text-properties fo:font-size="13pt" style:font-size-asian="11.3500003814697pt" style:font-size-complex="13pt"/>
    </style:style>
    <style:style style:name="P17" style:family="paragraph" style:parent-style-name="Table_20_Contents">
      <style:paragraph-properties fo:margin-left="0cm" fo:margin-right="0.432cm" fo:text-indent="0cm" style:auto-text-indent="false" text:number-lines="false" text:line-number="0"/>
      <style:text-properties style:font-name="Courier New" fo:font-size="9.5pt" fo:language="es" fo:country="ES" fo:font-weight="normal" officeooo:paragraph-rsid="0026406e" style:font-size-asian="9.5pt" style:font-weight-asian="normal" style:font-size-complex="9.5pt" style:font-weight-complex="normal"/>
    </style:style>
    <style:style style:name="P18" style:family="paragraph" style:parent-style-name="Table_20_Contents">
      <style:paragraph-properties fo:margin-left="0cm" fo:margin-right="0.914cm" fo:text-indent="0cm" style:auto-text-indent="false" text:number-lines="false" text:line-number="0"/>
      <style:text-properties style:font-name="Courier New" fo:font-size="9.5pt" fo:language="es" fo:country="ES" fo:font-weight="normal" officeooo:paragraph-rsid="002b4c74" style:font-size-asian="9.5pt" style:font-weight-asian="normal" style:font-size-complex="9.5pt" style:font-weight-complex="normal"/>
    </style:style>
    <style:style style:name="P19" style:family="paragraph" style:parent-style-name="Table_20_Contents">
      <style:paragraph-properties fo:margin-left="0cm" fo:margin-right="0.432cm" fo:text-indent="0cm" style:auto-text-indent="false" text:number-lines="false" text:line-number="0"/>
      <style:text-properties style:font-name="Courier New" fo:font-size="10pt" fo:language="es" fo:country="ES" fo:font-weight="normal" officeooo:paragraph-rsid="0026406e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Courier New" fo:font-size="10pt" fo:language="es" fo:country="ES" fo:font-weight="normal" officeooo:paragraph-rsid="0026406e" style:font-size-asian="10pt" style:font-weight-asian="normal" style:font-size-complex="10pt" style:font-weight-complex="normal"/>
    </style:style>
    <style:style style:name="T1" style:family="text">
      <style:text-properties officeooo:rsid="007727fc"/>
    </style:style>
    <style:style style:name="T2" style:family="text">
      <style:text-properties officeooo:rsid="007b1798"/>
    </style:style>
    <style:style style:name="T3" style:family="text">
      <style:text-properties style:font-name="Courier New" fo:font-size="9.5pt" style:font-size-asian="9.5pt" style:font-size-complex="9.5pt"/>
    </style:style>
    <style:style style:name="T4" style:family="text">
      <style:text-properties style:font-name="Courier New" fo:font-size="9.5pt" officeooo:rsid="007727fc" style:font-size-asian="9.5pt" style:font-size-complex="9.5pt"/>
    </style:style>
    <style:style style:name="T5" style:family="text">
      <style:text-properties style:font-name="Courier New" fo:font-size="9.5pt" fo:font-weight="normal" style:font-size-asian="9.5pt" style:font-weight-asian="normal" style:font-size-complex="9.5pt" style:font-weight-complex="normal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officeooo:rsid="0086c02f"/>
    </style:style>
    <style:style style:name="fr1" style:family="graphic" style:parent-style-name="Frame">
      <style:graphic-properties style:vertical-pos="from-top" style:vertical-rel="page" style:horizontal-pos="from-left" style:horizontal-rel="page" fo:padding="0.15cm" fo:border="none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2" text:anchor-type="page" text:anchor-page-number="1" svg:x="0.926cm" svg:y="6.648cm" svg:width="24.121cm" draw:z-index="0">
        <draw:text-box fo:min-height="9.587cm"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able:table-row table:style-name="Tabla1.1">
              <table:table-cell table:style-name="Tabla1.A1" table:number-columns-spanned="4" office:value-type="string">
                <text:p text:style-name="P7"><text:text-input text:description="&lt;for each=&quot;c in o.invoice_line&quot;&gt;">for</text:text-input></text:p>
              </table:table-cell>
              <table:covered-table-cell/>
              <table:covered-table-cell/>
              <table:covered-table-cell/>
            </table:table-row>
            <table:table-row table:style-name="Tabla1.2">
              <table:table-cell table:style-name="Tabla1.A2" office:value-type="string">
                <text:p text:style-name="P9"><text:s text:c="3"/><text:span text:style-name="T5"><text:text-input text:description="&lt;(c.quantity)&gt;">cant</text:text-input></text:span></text:p>
              </table:table-cell>
              <table:table-cell table:style-name="Tabla1.A2" office:value-type="string">
                <text:p text:style-name="P10"><text:s/><text:span text:style-name="T6"><text:text-input text:description="&lt;(c.name)&gt;">descripcion</text:text-input></text:span></text:p>
              </table:table-cell>
              <table:table-cell table:style-name="Tabla1.A2" office:value-type="string">
                <text:p text:style-name="P14"><text:text-input text:description="&lt;(c.price_unit)&gt;">p.unitario</text:text-input></text:p>
              </table:table-cell>
              <table:table-cell table:style-name="Tabla1.A2" office:value-type="string">
                <text:p text:style-name="P14"><text:text-input text:description="&lt;(c.price_subtotal)&gt;">total</text:text-input></text:p>
              </table:table-cell>
            </table:table-row>
            <table:table-row>
              <table:table-cell table:style-name="Tabla1.A1" table:number-columns-spanned="4" office:value-type="string">
                <text:p text:style-name="P7"><text:text-input text:description="&lt;/for&gt;">&lt;/for&gt;</text:text-input></text:p>
              </table:table-cell>
              <table:covered-table-cell/>
              <table:covered-table-cell/>
              <table:covered-table-cell/>
            </table:table-row>
          </table:table>
          <text:p text:style-name="Frame_20_contents"/>
        </draw:text-box>
      </draw:frame>
      <text:p text:style-name="Text_20_body"/>
      <text:p text:style-name="P16"/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20"><text:span text:style-name="T7"><text:text-input text:description="&lt;(o.partner_id.name)&gt;">Nombre</text:text-input></text:span></text:p>
          </table:table-cell>
          <table:table-cell table:style-name="Tabla3.A1" office:value-type="string">
            <text:p text:style-name="Table_20_Contents"/>
          </table:table-cell>
          <table:table-cell table:style-name="Tabla3.A1" table:number-columns-spanned="2" office:value-type="string">
            <text:p text:style-name="P19"><text:text-input text:description="&lt;(o.partner_id.ref)&gt;">ruc</text:text-input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1"><text:span text:style-name="T3"><text:text-input text:description="&lt;(o.partner_id.street)&gt;">direccion</text:text-input></text:span> <text:span text:style-name="T3"><text:text-input text:description="&lt;(o.partner_id.street2)&gt;">direccion</text:text-input></text:span>, <text:span text:style-name="T4"><text:text-input text:description="&lt;(o.partner_id.state_id.name)&gt;">cuidad</text:text-input></text:span><text:span text:style-name="T1">, </text:span><text:span text:style-name="T4"><text:text-input text:description="&lt;(o.partner_id.country_id.name)&gt;">pais</text:text-input></text:span></text:p>
          </table:table-cell>
          <table:table-cell table:style-name="Tabla3.A2" table:number-columns-spanned="2" office:value-type="string">
            <text:p text:style-name="P12"/>
          </table:table-cell>
          <table:covered-table-cell/>
          <table:table-cell table:style-name="Tabla3.A2" office:value-type="string">
            <text:p text:style-name="P17"><text:text-input text:description="&lt;formatLang(o.date_invoice,date=True)&gt;">fecha</text:text-input></text:p>
          </table:table-cell>
        </table:table-row>
      </table:table>
      <text:p text:style-name="P8"><draw:frame draw:style-name="fr2" draw:name="Marco7" text:anchor-type="paragraph" svg:x="-1.09cm" svg:y="11.636cm" svg:width="24.121cm" draw:z-index="2"><draw:text-box fo:min-height="1.065cm"><table:table table:name="Tabla2" table:style-name="Tabla2"><table:table-column table:style-name="Tabla2.A"/><table:table-column table:style-name="Tabla2.B"/><table:table-row table:style-name="Tabla2.1"><table:table-cell table:style-name="Tabla2.A1" office:value-type="string"><text:p text:style-name="P2"/></table:table-cell><table:table-cell table:style-name="Tabla2.A1" office:value-type="string"><text:p text:style-name="P3"><text:text-input text:description="&lt;(o.amount_in_words)&gt;">texto</text:text-input></text:p></table:table-cell></table:table-row></table:table><text:p text:style-name="P1"/></draw:text-box></draw:frame><draw:frame draw:style-name="fr3" draw:name="Marco1" text:anchor-type="paragraph" svg:x="-1.09cm" svg:y="13.099cm" svg:width="24.137cm" draw:z-index="1"><draw:text-box fo:min-height="2.103cm"><table:table table:name="Tabla4" table:style-name="Tabla4"><table:table-column table:style-name="Tabla4.A"/><table:table-column table:style-name="Tabla4.B"/><table:table-column table:style-name="Tabla4.C"/><table:table-row table:style-name="Tabla4.1"><table:table-cell table:style-name="Tabla4.A1" table:number-rows-spanned="3" office:value-type="string"><text:p text:style-name="P4"><text:span text:style-name="T2">Fecha Vencimiento: </text:span><text:span text:style-name="T2"><text:text-input text:description="&lt;(o.date_due)&gt;">Fecha Vencimiento</text:text-input></text:span></text:p><text:p text:style-name="P13">18 </text:p></table:table-cell><table:table-cell table:style-name="Tabla4.A1" table:number-rows-spanned="4" office:value-type="string"><text:p text:style-name="Table_20_Contents"/></table:table-cell><table:table-cell table:style-name="Tabla4.A1" office:value-type="string"><text:p text:style-name="P5"><text:text-input text:description="&lt;formatLang(o.amount_untaxed)&gt;">Neto</text:text-input></text:p></table:table-cell></table:table-row><table:table-row table:style-name="Tabla4.2"><table:covered-table-cell/><table:covered-table-cell/><table:table-cell table:style-name="Tabla4.A1" office:value-type="string"><text:p text:style-name="P18"><text:text-input text:description="&lt;formatLang(o.amount_tax)&gt;">Impuesto</text:text-input></text:p></table:table-cell></table:table-row><table:table-row table:style-name="Tabla4.2"><table:covered-table-cell/><table:covered-table-cell/><table:table-cell table:style-name="Tabla4.A1" table:number-rows-spanned="2" office:value-type="string"><text:p text:style-name="P6"><text:text-input text:description="&lt;formatLang(o.amount_total)&gt;">Total</text:text-input></text:p></table:table-cell></table:table-row><table:table-row table:style-name="Tabla4.4"><table:table-cell table:style-name="Tabla4.A1" office:value-type="string"><text:p text:style-name="Table_20_Contents"/></table:table-cell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.501cm" fo:page-height="28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09-25T20:09:07.133490143</meta:creation-date>
    <dc:date>2014-05-27T17:18:18.747314087</dc:date>
    <meta:editing-duration>PT3H19M56S</meta:editing-duration>
    <meta:editing-cycles>129</meta:editing-cycles>
    <meta:generator>LibreOffice/4.2.4.2$Linux_X86_64 LibreOffice_project/420$Build-2</meta:generator>
    <meta:document-statistic meta:table-count="4" meta:image-count="0" meta:object-count="0" meta:page-count="1" meta:paragraph-count="16" meta:word-count="60" meta:character-count="187" meta:non-whitespace-character-count="176"/>
  </office:meta>
</office:document-meta>
</file>